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tres : Hommes taupes</text:p>
      <text:p text:style-name="P1"/>
      <text:p text:style-name="P1"/>
      <text:p text:style-name="P1">Phrase d'introduction </text:p>
      <text:p text:style-name="P1"><text:tab/>"Il doit y avoir des homme-taupes dans ces tunnels... Je dois rester prudent."</text:p>
      <text:p text:style-name="P1"/>
      <text:p text:style-name="P1">Dialogue avec le PNJ</text:p>
      <text:p text:style-name="P1">"<text:tab/>- Allez vous-en! </text:p>
      <text:list xml:id="list35175771" text:style-name="L1">
        <text:list-item>
          <text:p text:style-name="P2">Que t'arrive-t-il mineur? Et que fais tu si loin de chez toi?</text:p>
        </text:list-item>
        <text:list-item>
          <text:p text:style-name="P2">Je vous ai dit de me laisser tranquille! ...</text:p>
          <text:p text:style-name="P2">... Désolé... Je ne sais pas ce qu'il m'arrive... J'étais parti à la recherche de mon fils qui a disparu depuis plusieurs mois, et je me suis fait surprendre par un homme-taupe. J'ai pu en réchapper, mais depuis je suis coincé ici, sa griffure me fait trop souffrir, j'ai l'impression de devenir fou! </text:p>
        </text:list-item>
        <text:list-item>
          <text:p text:style-name="P2">Prends ces éternelles et rentre chez toi, tu n'as plus à craindre les homme-taupes.</text:p>
        </text:list-item>
        <text:list-item>
          <text:p text:style-name="P2">Merci! Merci mille fois! Vous les avez tués? Tous tués? Ont-ils souffert? <text:s/>Mais... vous n'êtes pas blessé au moins?</text:p>
        </text:list-item>
        <text:list-item>
          <text:p text:style-name="P2">Une petite morsure au bras, mais rien de grave.</text:p>
        </text:list-item>
        <text:list-item>
          <text:p text:style-name="P2">Faites-y attention, tout mal se propage s'il n'est pas contenu mon Seigneur.</text:p>
        </text:list-item>
        <text:list-item>
          <text:p text:style-name="P2">Je ne suis pas Seigneur."</text:p>
        </text:list-item>
      </text:list>
      <text:p text:style-name="P1"/>
      <text:p text:style-name="P1"/>
      <text:p text:style-name="P1">Checkpoint de fin de niveau</text:p>
      <text:p text:style-name="P1"><text:tab/>"Je sent le vent entrer dans le tunnel. La sortie est proche.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M47S</meta:editing-duration>
    <meta:editing-cycles>8</meta:editing-cycles>
    <meta:generator>OpenOffice.org/3.3$Win32 OpenOffice.org_project/330m20$Build-9567</meta:generator>
    <dc:date>2013-11-24T15:03:36</dc:date>
    <meta:document-statistic meta:table-count="0" meta:image-count="0" meta:object-count="0" meta:page-count="1" meta:paragraph-count="15" meta:word-count="185" meta:character-count="1014"/>
    <meta:user-defined meta:name="Info 1"/>
    <meta:user-defined meta:name="Info 2"/>
    <meta:user-defined meta:name="Info 3"/>
    <meta:user-defined meta:name="Info 4"/>
  </office:meta>
</office:document-meta>
</file>